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2492*"/>
    </style:style>
    <style:style style:name="Table1.B" style:family="table-column">
      <style:table-column-properties style:column-width="1.2125in" style:rel-column-width="1746*"/>
    </style:style>
    <style:style style:name="Table1.C" style:family="table-column">
      <style:table-column-properties style:column-width="2.25in" style:rel-column-width="3240*"/>
    </style:style>
    <style:style style:name="Table1.D" style:family="table-column">
      <style:table-column-properties style:column-width="1.7319in" style:rel-column-width="249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65in"/>
    </style:style>
    <style:style style:name="P1" style:family="paragraph" style:parent-style-name="Text_20_body">
      <style:text-properties officeooo:rsid="000c2720" officeooo:paragraph-rsid="000c2720"/>
    </style:style>
    <style:style style:name="P2" style:family="paragraph" style:parent-style-name="Title">
      <style:text-properties officeooo:rsid="000c2720" officeooo:paragraph-rsid="000c2720"/>
    </style:style>
    <style:style style:name="P3" style:family="paragraph" style:parent-style-name="Table_20_Contents">
      <style:text-properties officeooo:rsid="000c2720" officeooo:paragraph-rsid="000c2720"/>
    </style:style>
    <style:style style:name="T1" style:family="text">
      <style:text-properties officeooo:rsid="0013da42"/>
    </style:style>
    <style:style style:name="T2" style:family="text">
      <style:text-properties officeooo:rsid="00181fb3"/>
    </style:style>
    <style:style style:name="T3" style:family="text">
      <style:text-properties officeooo:rsid="0018ea90"/>
    </style:style>
    <style:style style:name="fr1" style:family="graphic" style:parent-style-name="OLE">
      <style:graphic-properties style:vertical-pos="middle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me Computer Controll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erm</text:p>
          </table:table-cell>
          <table:table-cell table:style-name="Table1.A1" office:value-type="string">
            <text:p text:style-name="P3">Molex</text:p>
          </table:table-cell>
          <table:table-cell table:style-name="Table1.A1" office:value-type="string">
            <text:p text:style-name="P3">Relay</text:p>
          </table:table-cell>
          <table:table-cell table:style-name="Table1.D1" office:value-type="string">
            <text:p text:style-name="P3">Signal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H1/1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>Gnd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H1/2</text:p>
          </table:table-cell>
          <table:table-cell table:style-name="Table1.A2" office:value-type="string">
            <text:p text:style-name="P3">RX1 / Pin <text:span text:style-name="T2">C2/C</text:span></text:p>
          </table:table-cell>
          <table:table-cell table:style-name="Table1.D2" office:value-type="string">
            <text:p text:style-name="P3">Motor 4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H1/3</text:p>
          </table:table-cell>
          <table:table-cell table:style-name="Table1.A2" office:value-type="string">
            <text:p text:style-name="P3">RX1 / Pin <text:span text:style-name="T2">C1/C</text:span></text:p>
          </table:table-cell>
          <table:table-cell table:style-name="Table1.D2" office:value-type="string">
            <text:p text:style-name="P3">Motor 3</text:p>
          </table:table-cell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R0 to RX1 pins <text:span text:style-name="T2">C1/NC and C2/NO</text:span></text:p>
          </table:table-cell>
          <table:table-cell table:style-name="Table1.D2" office:value-type="string">
            <text:p text:style-name="P3">Motor Power <text:span text:style-name="T1">(MOV)</text:span></text:p>
          </table:table-cell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R1 to RX1 pin <text:span text:style-name="T2">C1/L</text:span></text:p>
          </table:table-cell>
          <table:table-cell table:style-name="Table1.D2" office:value-type="string">
            <text:p text:style-name="P3">Motor Dir. / <text:span text:style-name="T3">12v</text:span></text:p>
          </table:table-cell>
        </table:table-row>
        <table:table-row table:style-name="Table1.5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H1/4</text:p>
          </table:table-cell>
          <table:table-cell table:style-name="Table1.A2" office:value-type="string">
            <text:p text:style-name="P3">R2</text:p>
          </table:table-cell>
          <table:table-cell table:style-name="Table1.D2" office:value-type="string">
            <text:p text:style-name="P3">Fold <text:span text:style-name="T1">(MOV)</text:span></text:p>
          </table:table-cell>
        </table:table-row>
        <table:table-row table:style-name="Table1.5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H1/5</text:p>
          </table:table-cell>
          <table:table-cell table:style-name="Table1.A2" office:value-type="string">
            <text:p text:style-name="P3">RX1 / Pins <text:span text:style-name="T2">C1/NO, C2/NC</text:span></text:p>
          </table:table-cell>
          <table:table-cell table:style-name="Table1.D2" office:value-type="string">
            <text:p text:style-name="P3">Motor 2</text:p>
          </table:table-cell>
        </table:table-row>
        <table:table-row table:style-name="Table1.5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H1/6</text:p>
          </table:table-cell>
          <table:table-cell table:style-name="Table1.A2" office:value-type="string">
            <text:p text:style-name="P3">R3</text:p>
          </table:table-cell>
          <table:table-cell table:style-name="Table1.D2" office:value-type="string">
            <text:p text:style-name="P3">Green</text:p>
          </table:table-cell>
        </table:table-row>
        <table:table-row table:style-name="Table1.5"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H1/7</text:p>
          </table:table-cell>
          <table:table-cell table:style-name="Table1.A2" office:value-type="string">
            <text:p text:style-name="P3">R4</text:p>
          </table:table-cell>
          <table:table-cell table:style-name="Table1.D2" office:value-type="string">
            <text:p text:style-name="P3">Bell</text:p>
          </table:table-cell>
        </table:table-row>
        <table:table-row table:style-name="Table1.5"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H1/8</text:p>
          </table:table-cell>
          <table:table-cell table:style-name="Table1.A2" office:value-type="string">
            <text:p text:style-name="P3">R5</text:p>
          </table:table-cell>
          <table:table-cell table:style-name="Table1.D2" office:value-type="string">
            <text:p text:style-name="P3">Yellow</text:p>
          </table:table-cell>
        </table:table-row>
        <table:table-row table:style-name="Table1.5"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H1/9</text:p>
          </table:table-cell>
          <table:table-cell table:style-name="Table1.A2" office:value-type="string">
            <text:p text:style-name="P3">R6</text:p>
          </table:table-cell>
          <table:table-cell table:style-name="Table1.D2" office:value-type="string">
            <text:p text:style-name="P3">Red</text:p>
          </table:table-cell>
        </table:table-row>
        <table:table-row table:style-name="Table1.5"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H2/1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>Gnd</text:p>
          </table:table-cell>
        </table:table-row>
        <table:table-row table:style-name="Table1.5"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3">H2/2</text:p>
          </table:table-cell>
          <table:table-cell table:style-name="Table1.A2" office:value-type="string">
            <text:p text:style-name="P3">RX2 / Pin <text:span text:style-name="T3">C2/C</text:span></text:p>
          </table:table-cell>
          <table:table-cell table:style-name="Table1.D2" office:value-type="string">
            <text:p text:style-name="P3">Motor 4</text:p>
          </table:table-cell>
        </table:table-row>
        <table:table-row table:style-name="Table1.5"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H2/3</text:p>
          </table:table-cell>
          <table:table-cell table:style-name="Table1.A2" office:value-type="string">
            <text:p text:style-name="P3">RX2 / Pin <text:span text:style-name="T3">C1/C</text:span></text:p>
          </table:table-cell>
          <table:table-cell table:style-name="Table1.D2" office:value-type="string">
            <text:p text:style-name="P3">Motor 3</text:p>
          </table:table-cell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R15 to RX2 <text:span text:style-name="T3">C1/NC, C2/NO</text:span></text:p>
          </table:table-cell>
          <table:table-cell table:style-name="Table1.D2" office:value-type="string">
            <text:p text:style-name="P3">Motor Power <text:span text:style-name="T1">(MOV)</text:span></text:p>
          </table:table-cell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R14 to RX2 <text:span text:style-name="T3">C1/C</text:span></text:p>
          </table:table-cell>
          <table:table-cell table:style-name="Table1.D2" office:value-type="string">
            <text:p text:style-name="P3">Motor Dir / <text:span text:style-name="T3">12v</text:span></text:p>
          </table:table-cell>
        </table:table-row>
        <table:table-row table:style-name="Table1.5"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3">H2/4</text:p>
          </table:table-cell>
          <table:table-cell table:style-name="Table1.A2" office:value-type="string">
            <text:p text:style-name="P3">R13</text:p>
          </table:table-cell>
          <table:table-cell table:style-name="Table1.D2" office:value-type="string">
            <text:p text:style-name="P3">Fold <text:span text:style-name="T1">(MOV)</text:span></text:p>
          </table:table-cell>
        </table:table-row>
        <table:table-row table:style-name="Table1.5"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3">H2/5</text:p>
          </table:table-cell>
          <table:table-cell table:style-name="Table1.A2" office:value-type="string">
            <text:p text:style-name="P3">RX2 / Pins <text:span text:style-name="T3">C/NO, C/NC</text:span></text:p>
          </table:table-cell>
          <table:table-cell table:style-name="Table1.D2" office:value-type="string">
            <text:p text:style-name="P3">Motor 2</text:p>
          </table:table-cell>
        </table:table-row>
        <table:table-row table:style-name="Table1.5"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3">H2/6</text:p>
          </table:table-cell>
          <table:table-cell table:style-name="Table1.A2" office:value-type="string">
            <text:p text:style-name="P3">R12</text:p>
          </table:table-cell>
          <table:table-cell table:style-name="Table1.D2" office:value-type="string">
            <text:p text:style-name="P3">Green</text:p>
          </table:table-cell>
        </table:table-row>
        <table:table-row table:style-name="Table1.5"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3">H2/7</text:p>
          </table:table-cell>
          <table:table-cell table:style-name="Table1.A2" office:value-type="string">
            <text:p text:style-name="P3">R11</text:p>
          </table:table-cell>
          <table:table-cell table:style-name="Table1.D2" office:value-type="string">
            <text:p text:style-name="P3">Bell</text:p>
          </table:table-cell>
        </table:table-row>
        <table:table-row table:style-name="Table1.5"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P3">H2/8</text:p>
          </table:table-cell>
          <table:table-cell table:style-name="Table1.A2" office:value-type="string">
            <text:p text:style-name="P3">R10</text:p>
          </table:table-cell>
          <table:table-cell table:style-name="Table1.D2" office:value-type="string">
            <text:p text:style-name="P3">Yellow</text:p>
          </table:table-cell>
        </table:table-row>
        <table:table-row table:style-name="Table1.5">
          <table:table-cell table:style-name="Table1.A2" office:value-type="string">
            <text:p text:style-name="P3">18</text:p>
          </table:table-cell>
          <table:table-cell table:style-name="Table1.A2" office:value-type="string">
            <text:p text:style-name="P3">H2/9</text:p>
          </table:table-cell>
          <table:table-cell table:style-name="Table1.A2" office:value-type="string">
            <text:p text:style-name="P3">R9</text:p>
          </table:table-cell>
          <table:table-cell table:style-name="Table1.D2" office:value-type="string">
            <text:p text:style-name="P3">Red</text:p>
          </table:table-cell>
        </table:table-row>
      </table:table>
      <text:p text:style-name="P1"><text:s/></text:p>
      <text:p text:style-name="P1"/>
      <text:p text:style-name="P1"/>
      <text:p text:style-name="P1"><text:soft-page-break/><draw:frame draw:style-name="fr1" draw:name="Object1" text:anchor-type="as-char" svg:width="7.5925in" svg:height="5.169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<draw:frame draw:style-name="fr1" draw:name="Object2" text:anchor-type="as-char" svg:width="7.0189in" svg:height="5.9252in" draw:z-index="0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2:06:23.606025143</meta:creation-date>
    <dc:date>2016-06-07T20:31:56.742154535</dc:date>
    <meta:editing-duration>PT8H4M26S</meta:editing-duration>
    <meta:editing-cycles>8</meta:editing-cycles>
    <meta:generator>LibreOffice/5.0.3.2$Linux_X86_64 LibreOffice_project/00m0$Build-2</meta:generator>
    <meta:print-date>2016-04-17T23:03:53.890925628</meta:print-date>
    <meta:document-statistic meta:table-count="1" meta:image-count="0" meta:object-count="2" meta:page-count="3" meta:paragraph-count="86" meta:word-count="140" meta:character-count="523" meta:non-whitespace-character-count="4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7.4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59cm" fo:min-width="1.02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65cm" fo:min-width="0.22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36cm" svg:height="0.962cm" svg:x="10.513cm" svg:y="0.383cm">
          <draw:text-box>
            <text:p>External Relays RX1, RX2</text:p>
          </draw:text-box>
        </draw:frame>
        <draw:line draw:style-name="gr2" draw:text-style-name="P2" draw:layer="layout" svg:x1="1cm" svg:y1="2.27cm" svg:x2="5.064cm" svg:y2="2.27cm">
          <text:p/>
        </draw:line>
        <draw:line draw:style-name="gr2" draw:text-style-name="P2" draw:layer="layout" svg:x1="4.175cm" svg:y1="1.698cm" svg:x2="8.048cm" svg:y2="1.698cm">
          <text:p/>
        </draw:line>
        <draw:line draw:style-name="gr2" draw:text-style-name="P2" draw:layer="layout" svg:x1="4.175cm" svg:y1="2.968cm" svg:x2="8.048cm" svg:y2="2.968cm">
          <text:p/>
        </draw:line>
        <draw:line draw:style-name="gr2" draw:text-style-name="P2" draw:layer="layout" svg:x1="1cm" svg:y1="5.382cm" svg:x2="5.064cm" svg:y2="5.382cm">
          <text:p/>
        </draw:line>
        <draw:line draw:style-name="gr2" draw:text-style-name="P2" draw:layer="layout" svg:x1="4.175cm" svg:y1="4.81cm" svg:x2="8.048cm" svg:y2="4.81cm">
          <text:p/>
        </draw:line>
        <draw:line draw:style-name="gr2" draw:text-style-name="P2" draw:layer="layout" svg:x1="4.175cm" svg:y1="6.08cm" svg:x2="8.048cm" svg:y2="6.08cm">
          <text:p/>
        </draw:line>
        <draw:line draw:style-name="gr2" draw:text-style-name="P2" draw:layer="layout" svg:x1="7.985cm" svg:y1="2.968cm" svg:x2="7.985cm" svg:y2="4.746cm">
          <text:p/>
        </draw:line>
        <draw:line draw:style-name="gr2" draw:text-style-name="P2" draw:layer="layout" svg:x1="7.985cm" svg:y1="3.857cm" svg:x2="17.72cm" svg:y2="3.794cm">
          <text:p/>
        </draw:line>
        <draw:frame draw:style-name="gr3" draw:text-style-name="P1" draw:layer="layout" svg:width="3.952cm" svg:height="0.962cm" svg:x="10.08cm" svg:y="2.905cm">
          <draw:text-box>
            <text:p>Move power</text:p>
          </draw:text-box>
        </draw:frame>
        <draw:line draw:style-name="gr2" draw:text-style-name="P2" draw:layer="layout" svg:x1="7.985cm" svg:y1="1.698cm" svg:x2="9.255cm" svg:y2="1.698cm">
          <text:p/>
        </draw:line>
        <draw:line draw:style-name="gr2" draw:text-style-name="P2" draw:layer="layout" svg:x1="8.048cm" svg:y1="6.08cm" svg:x2="9.318cm" svg:y2="6.08cm">
          <text:p/>
        </draw:line>
        <draw:line draw:style-name="gr2" draw:text-style-name="P2" draw:layer="layout" svg:x1="9.255cm" svg:y1="1.698cm" svg:x2="9.255cm" svg:y2="7.032cm">
          <text:p/>
        </draw:line>
        <draw:frame draw:style-name="gr4" draw:text-style-name="P1" draw:layer="layout" svg:width="2.653cm" svg:height="0.962cm" svg:x="9.24cm" svg:y="6.08cm">
          <draw:text-box>
            <text:p>Motor 2</text:p>
          </draw:text-box>
        </draw:frame>
        <draw:frame draw:style-name="gr4" draw:text-style-name="P1" draw:layer="layout" svg:width="2.653cm" svg:height="1.673cm" svg:x="0.873cm" svg:y="1.498cm">
          <draw:text-box>
            <text:p>Motor 3</text:p>
            <text:p>C1/C</text:p>
          </draw:text-box>
        </draw:frame>
        <draw:frame draw:style-name="gr4" draw:text-style-name="P1" draw:layer="layout" svg:width="2.653cm" svg:height="1.673cm" svg:x="0.873cm" svg:y="5.445cm">
          <draw:text-box>
            <text:p>Motor 4</text:p>
            <text:p>C2/C</text:p>
          </draw:text-box>
        </draw:frame>
        <draw:custom-shape draw:style-name="gr5" draw:text-style-name="P2" draw:layer="layout" svg:width="2.159cm" svg:height="1.143cm" svg:x="15.607cm" svg:y="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255cm" svg:y1="6.08cm" svg:x2="12.747cm" svg:y2="6.08cm">
          <text:p/>
        </draw:line>
        <draw:custom-shape draw:style-name="gr6" draw:text-style-name="P3" draw:layer="layout" svg:width="0.445cm" svg:height="0.444cm" svg:x="15.988cm" svg:y="4.9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445cm" svg:height="0.444cm" svg:x="16.813cm" svg:y="4.9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6.687cm" svg:y1="6.045cm" svg:x2="16.687cm" svg:y2="5.727cm">
          <text:p/>
        </draw:line>
        <draw:line draw:style-name="gr2" draw:text-style-name="P2" draw:layer="layout" svg:x1="16.623cm" svg:y1="3.822cm" svg:x2="16.623cm" svg:y2="4.584cm">
          <text:p/>
        </draw:line>
        <draw:custom-shape draw:style-name="gr6" draw:text-style-name="P3" draw:layer="layout" svg:width="0.381cm" svg:height="0.317cm" svg:x="9.064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7.449cm" svg:height="0.962cm" svg:x="11.096cm" svg:y="7.794cm">
          <draw:text-box>
            <text:p>MOV (TMOV14RP115E)</text:p>
          </draw:text-box>
        </draw:frame>
        <draw:line draw:style-name="gr8" draw:text-style-name="P2" draw:layer="layout" svg:x1="14.017cm" svg:y1="7.921cm" svg:x2="16.049cm" svg:y2="5.639cm">
          <text:p/>
        </draw:line>
        <draw:line draw:style-name="gr2" draw:text-style-name="P2" draw:layer="layout" svg:x1="3.096cm" svg:y1="8.081cm" svg:x2="5.699cm" svg:y2="8.081cm">
          <text:p/>
        </draw:line>
        <draw:line draw:style-name="gr2" draw:text-style-name="P2" draw:layer="layout" svg:x1="3.096cm" svg:y1="9.986cm" svg:x2="5.699cm" svg:y2="9.986cm">
          <text:p/>
        </draw:line>
        <draw:custom-shape draw:style-name="gr9" draw:text-style-name="P2" draw:layer="layout" svg:width="1.016cm" svg:height="0.445cm" svg:x="5.223cm" svg:y="9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0.445cm" svg:x="5.223cm" svg:y="8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0.445cm" svg:x="5.223cm" svg:y="8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0.445cm" svg:x="5.223cm" svg:y="8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0.445cm" svg:x="5.223cm" svg:y="8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0.445cm" svg:x="5.223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0.445cm" svg:x="5.223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0.445cm" svg:x="5.223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5.397cm" svg:height="1.673cm" svg:x="1cm" svg:y="7.197cm">
          <draw:text-box>
            <text:p>Usb relay 12v</text:p>
            <text:p>Direction</text:p>
          </draw:text-box>
        </draw:frame>
        <draw:frame draw:style-name="gr11" draw:text-style-name="P1" draw:layer="layout" svg:width="1.7cm" svg:height="0.962cm" svg:x="1.699cm" svg:y="10.04cm">
          <draw:text-box>
            <text:p>Gnd</text:p>
          </draw:text-box>
        </draw:frame>
        <draw:line draw:style-name="gr2" draw:text-style-name="P2" draw:layer="layout" svg:x1="4.112cm" svg:y1="8.081cm" svg:x2="4.112cm" svg:y2="9.986cm">
          <text:p/>
        </draw:line>
        <draw:custom-shape draw:style-name="gr6" draw:text-style-name="P3" draw:layer="layout" svg:width="0.699cm" svg:height="0.571cm" svg:x="3.731cm" svg:y="8.7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" draw:layer="layout" svg:width="2.716cm" svg:height="1.673cm" svg:x="6.08cm" svg:y="10.588cm">
          <draw:text-box>
            <text:p>Diode</text:p>
            <text:p><text:span text:style-name="T1">1N4005</text:span></text:p>
          </draw:text-box>
        </draw:frame>
        <draw:frame draw:style-name="gr13" draw:text-style-name="P1" draw:layer="layout" svg:width="2.581cm" svg:height="0.962cm" svg:x="4.317cm" svg:y="6.127cm">
          <draw:text-box>
            <text:p>C2/ NC</text:p>
          </draw:text-box>
        </draw:frame>
        <draw:frame draw:style-name="gr13" draw:text-style-name="P1" draw:layer="layout" svg:width="2.619cm" svg:height="0.962cm" svg:x="3.935cm" svg:y="4.004cm">
          <draw:text-box>
            <text:p>C2/ NO</text:p>
          </draw:text-box>
        </draw:frame>
        <draw:frame draw:style-name="gr13" draw:text-style-name="P1" draw:layer="layout" svg:width="2.619cm" svg:height="0.962cm" svg:x="4.005cm" svg:y="1cm">
          <draw:text-box>
            <text:p>C1/ NO</text:p>
          </draw:text-box>
        </draw:frame>
        <draw:frame draw:style-name="gr13" draw:text-style-name="P1" draw:layer="layout" svg:width="2.581cm" svg:height="0.962cm" svg:x="3.865cm" svg:y="2.855cm">
          <draw:text-box>
            <text:p>C1/ NC</text:p>
          </draw:text-box>
        </draw:frame>
        <draw:frame draw:style-name="gr13" draw:text-style-name="P1" draw:layer="layout" svg:width="2.97cm" svg:height="0.962cm" svg:x="16.049cm" svg:y="6.231cm">
          <draw:text-box>
            <text:p>AC/GND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2cm" draw:marker-start-width="0.352cm" draw:marker-end-width="0.352cm" draw:fill-color="#aea79f" draw:textarea-horizontal-align="justify" draw:textarea-vertical-align="middle" draw:auto-grow-height="false" fo:min-height="5.111cm" fo:min-width="11.592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335cm" fo:min-width="0.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5" style:family="graphic" style:parent-style-name="objectwithoutfill">
      <style:graphic-properties svg:stroke-width="0.152cm" svg:stroke-color="#ff3333" draw:marker-start-width="0.427cm" draw:marker-end-width="0.4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52cm" svg:stroke-color="#6666ff" draw:marker-start-width="0.427cm" draw:marker-end-width="0.4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2.114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116cm" fo:min-width="0.54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P1" style:family="paragraph">
      <loext:graphic-properties draw:fill-color="#aea79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5.461cm" svg:x="3.032cm" svg:y="2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825cm" svg:x="3.222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825cm" svg:x="3.275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825cm" svg:x="5.635cm" svg:y="2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825cm" svg:x="5.751cm" svg:y="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825cm" svg:x="14.144cm" svg:y="2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825cm" svg:x="14.324cm" svg:y="6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825cm" svg:x="12.112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825cm" svg:x="12.228cm" svg:y="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59cm" svg:height="0.962cm" draw:transform="rotate (1.5707963267949) translate (10.374cm 5.716cm)">
          <draw:text-box>
            <text:p>Coil</text:p>
          </draw:text-box>
        </draw:frame>
        <draw:frame draw:style-name="gr4" draw:text-style-name="P3" draw:layer="layout" svg:width="3.004cm" svg:height="0.962cm" draw:transform="rotate (1.5707963267949) translate (7.888cm 6.222cm)">
          <draw:text-box>
            <text:p>Contacts</text:p>
          </draw:text-box>
        </draw:frame>
        <draw:polyline draw:style-name="gr5" draw:text-style-name="P4" draw:layer="layout" svg:width="4.662cm" svg:height="7.618cm" draw:transform="skewX (0.0167551608191456) rotate (-3.12483749277065) translate (6.14334941089838cm 10.3543434632123cm)" svg:viewBox="0 0 4663 7619" draw:points="2603,7619 4635,7619 4663,2238 63,2152 50,3167 0,0">
          <text:p/>
        </draw:polyline>
        <draw:polyline draw:style-name="gr6" draw:text-style-name="P4" draw:layer="layout" svg:width="4.341cm" svg:height="6.073cm" draw:transform="rotate (-3.09586502718754) translate (6.53963439940599cm 6.63324821761117cm)" svg:viewBox="0 0 4342 6074" draw:points="2970,0 4342,63 4159,5270 41,5186 87,4171 0,6074">
          <text:p/>
        </draw:polyline>
        <draw:line draw:style-name="gr7" draw:text-style-name="P4" draw:layer="layout" svg:x1="12.609cm" svg:y1="7.149cm" svg:x2="12.609cm" svg:y2="9.943cm">
          <text:p/>
        </draw:line>
        <draw:line draw:style-name="gr7" draw:text-style-name="P4" draw:layer="layout" svg:x1="12.43cm" svg:y1="2.46cm" svg:x2="12.43cm" svg:y2="0.682cm">
          <text:p/>
        </draw:line>
        <draw:line draw:style-name="gr7" draw:text-style-name="P4" draw:layer="layout" svg:x1="14.705cm" svg:y1="6.959cm" svg:x2="14.705cm" svg:y2="9.753cm">
          <text:p/>
        </draw:line>
        <draw:line draw:style-name="gr7" draw:text-style-name="P4" draw:layer="layout" svg:x1="14.462cm" svg:y1="2.524cm" svg:x2="14.462cm" svg:y2="0.746cm">
          <text:p/>
        </draw:line>
        <draw:frame draw:style-name="gr8" draw:text-style-name="P3" draw:layer="layout" svg:width="2.653cm" svg:height="0.962cm" svg:x="4.432cm" svg:y="10.134cm">
          <draw:text-box>
            <text:p>Motor 2</text:p>
          </draw:text-box>
        </draw:frame>
        <draw:frame draw:style-name="gr9" draw:text-style-name="P3" draw:layer="layout" svg:width="4.096cm" svg:height="0.962cm" svg:x="1.635cm" svg:y="0.174cm">
          <draw:text-box>
            <text:p>Motor Power</text:p>
          </draw:text-box>
        </draw:frame>
        <draw:frame draw:style-name="gr8" draw:text-style-name="P3" draw:layer="layout" svg:width="2.653cm" svg:height="0.962cm" svg:x="14.819cm" svg:y="9.036cm">
          <draw:text-box>
            <text:p>Motor 4</text:p>
          </draw:text-box>
        </draw:frame>
        <draw:frame draw:style-name="gr8" draw:text-style-name="P3" draw:layer="layout" svg:width="2.653cm" svg:height="0.962cm" svg:x="14.501cm" svg:y="0cm">
          <draw:text-box>
            <text:p>Motor 3</text:p>
          </draw:text-box>
        </draw:frame>
        <draw:frame draw:style-name="gr10" draw:text-style-name="P3" draw:layer="layout" svg:width="3cm" svg:height="0.962cm" svg:x="9.416cm" svg:y="0cm">
          <draw:text-box>
            <text:p>Direction</text:p>
          </draw:text-box>
        </draw:frame>
        <draw:frame draw:style-name="gr11" draw:text-style-name="P3" draw:layer="layout" svg:width="2.614cm" svg:height="0.976cm" svg:x="9.995cm" svg:y="9.209cm">
          <draw:text-box>
            <text:p>Ground</text:p>
          </draw:text-box>
        </draw:frame>
        <draw:custom-shape draw:style-name="gr12" draw:text-style-name="P5" draw:layer="layout" svg:width="1.477cm" svg:height="0.516cm" svg:x="11.751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77cm" svg:height="0.516cm" svg:x="11.751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77cm" svg:height="0.516cm" svg:x="11.751cm" svg:y="5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77cm" svg:height="0.516cm" svg:x="11.751cm" svg:y="4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77cm" svg:height="0.516cm" svg:x="11.751cm" svg:y="4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77cm" svg:height="0.516cm" svg:x="11.751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77cm" svg:height="0.516cm" svg:x="11.751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77cm" svg:height="0.516cm" svg:x="11.751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77cm" svg:height="0.516cm" svg:x="11.751cm" svg:y="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77cm" svg:height="0.516cm" svg:x="11.751cm" svg:y="4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77cm" svg:height="0.516cm" svg:x="11.751cm" svg:y="3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" draw:text-style-name="P4" draw:layer="layout" svg:width="1.133cm" svg:height="10.411cm" draw:transform="rotate (1.5707963267949) translate (4.295cm 6.941cm)" svg:viewBox="0 0 1134 10412" draw:points="207,10412 963,10412 1134,35 0,0">
          <text:p/>
        </draw:polyline>
        <draw:polyline draw:style-name="gr13" draw:text-style-name="P4" draw:layer="layout" svg:width="1.532cm" svg:height="10.322cm" draw:transform="rotate (-1.61320782761836) translate (14.6742026491707cm 2.65090733560596cm)" svg:viewBox="0 0 1533 10323" draw:points="707,10323 1533,10323 854,0 0,139">
          <text:p/>
        </draw:polyline>
        <draw:frame draw:style-name="gr14" draw:text-style-name="P3" draw:layer="layout" svg:width="2.437cm" svg:height="1.202cm" svg:x="-0.206cm" svg:y="1.34cm">
          <draw:text-box>
            <text:p>C1-NC</text:p>
          </draw:text-box>
        </draw:frame>
        <draw:frame draw:style-name="gr15" draw:text-style-name="P3" draw:layer="layout" svg:width="2.475cm" svg:height="0.962cm" svg:x="6.29cm" svg:y="1cm">
          <draw:text-box>
            <text:p>C1-NO</text:p>
          </draw:text-box>
        </draw:frame>
        <draw:frame draw:style-name="gr16" draw:text-style-name="P3" draw:layer="layout" svg:width="1.979cm" svg:height="0.962cm" svg:x="10.241cm" svg:y="1cm">
          <draw:text-box>
            <text:p>C1-C</text:p>
          </draw:text-box>
        </draw:frame>
        <draw:frame draw:style-name="gr17" draw:text-style-name="P3" draw:layer="layout" svg:width="1.874cm" svg:height="0.962cm" svg:x="14.811cm" svg:y="1.202cm">
          <draw:text-box>
            <text:p>C1-L</text:p>
          </draw:text-box>
        </draw:frame>
        <draw:frame draw:style-name="gr18" draw:text-style-name="P3" draw:layer="layout" svg:width="2.437cm" svg:height="0.962cm" svg:x="1cm" svg:y="8.28cm">
          <draw:text-box>
            <text:p>C2-NC</text:p>
          </draw:text-box>
        </draw:frame>
        <draw:frame draw:style-name="gr15" draw:text-style-name="P3" draw:layer="layout" svg:width="2.475cm" svg:height="0.962cm" svg:x="6.256cm" svg:y="7.662cm">
          <draw:text-box>
            <text:p>C2-NO</text:p>
          </draw:text-box>
        </draw:frame>
        <draw:frame draw:style-name="gr16" draw:text-style-name="P3" draw:layer="layout" svg:width="1.979cm" svg:height="0.962cm" svg:x="14.914cm" svg:y="7.731cm">
          <draw:text-box>
            <text:p>C2-C</text:p>
          </draw:text-box>
        </draw:frame>
        <draw:frame draw:style-name="gr17" draw:text-style-name="P3" draw:layer="layout" svg:width="1.874cm" svg:height="0.962cm" svg:x="10.585cm" svg:y="7.627cm">
          <draw:text-box>
            <text:p>C2-L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